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MessageWriterTests.getWrit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ttpMessageWriterTests.writeSingleReg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HttpMessageWriterTests.of( int first , int l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WriterTests.writeMultipleReg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sourceHttpMessageWriterTests.writeResource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ttpMessageWriterTests.writeResourc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HttpMessageWriterTests.invalidR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ttpMessageWriterTests.testWrite( Mock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